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ee393" officeooo:paragraph-rsid="001ee3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jobb rapport</text:p>
      <text:p text:style-name="P1"/>
      <text:p text:style-name="P1">all 58365, lab all 58365, </text:p>
      <text:p text:style-name="P1"/>
      <text:p text:style-name="P1">fall 1487, </text:p>
      <text:p text:style-name="P1"/>
      <text:p text:style-name="P1">norm 56878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9T12:52:50.112000000</meta:creation-date>
    <dc:date>2025-02-19T12:55:01.543000000</dc:date>
    <meta:editing-duration>PT2M12S</meta:editing-duration>
    <meta:editing-cycles>1</meta:editing-cycles>
    <meta:document-statistic meta:table-count="0" meta:image-count="0" meta:object-count="0" meta:page-count="1" meta:paragraph-count="4" meta:word-count="11" meta:character-count="61" meta:non-whitespace-character-count="52"/>
    <meta:generator>LibreOffice/24.8.4.2$Windows_X86_64 LibreOffice_project/bb3cfa12c7b1bf994ecc5649a80400d06cd71002</meta:generator>
  </office:meta>
</office:document-meta>
</file>